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91592" officeooo:paragraph-rsid="00291592"/>
    </style:style>
    <style:style style:name="P2" style:family="paragraph" style:parent-style-name="Standard">
      <style:text-properties officeooo:rsid="001857b0" officeooo:paragraph-rsid="001857b0"/>
    </style:style>
    <style:style style:name="P3" style:family="paragraph" style:parent-style-name="Standard">
      <style:text-properties officeooo:rsid="001857b0" officeooo:paragraph-rsid="001dba96"/>
    </style:style>
    <style:style style:name="P4" style:family="paragraph" style:parent-style-name="Standard">
      <style:text-properties officeooo:rsid="002405df" officeooo:paragraph-rsid="0022b4a8"/>
    </style:style>
    <style:style style:name="P5" style:family="paragraph" style:parent-style-name="Standard" style:master-page-name="">
      <loext:graphic-properties draw:fill="none"/>
      <style:paragraph-properties fo:margin-left="0cm" fo:margin-right="-7.601cm" fo:text-indent="0cm" style:auto-text-indent="false" style:page-number="auto" fo:background-color="transparent"/>
      <style:text-properties fo:font-weight="bold" officeooo:rsid="001857b0" officeooo:paragraph-rsid="001857b0" style:font-weight-asian="bold" style:font-weight-complex="bold"/>
    </style:style>
    <style:style style:name="T1" style:family="text">
      <style:text-properties officeooo:rsid="0027612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rridge &amp; Company Ltd</text:p>
      <text:p text:style-name="P3">Centre House, </text:p>
      <text:p text:style-name="P3">Court Parade Aldridge</text:p>
      <text:p text:style-name="P2">Walsall, WS9 8LT</text:p>
      <text:p text:style-name="P2"/>
      <text:p text:style-name="P2"/>
      <text:p text:style-name="P2">Hoang Duy Tran, 21 Fox House, Maysoule Road, London SW11 2BX, <text:span text:style-name="T1">(</text:span>836329<text:span text:style-name="T1">)</text:span></text:p>
      <text:p text:style-name="P2">Phone: +44 7424 355 760</text:p>
      <text:p text:style-name="P2">E-mail: <text:a xlink:type="simple" xlink:href="mailto:hoangduytran1960@googlemail.com" text:style-name="Internet_20_link" text:visited-style-name="Visited_20_Internet_20_Link">hoangduytran1960@googlemail.com</text:a>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96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5cm" style:type="center"/>
          <style:tab-stop style:position="16.103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91592" officeooo:paragraph-rsid="00291592"/>
    </style:style>
    <style:page-layout style:name="Mpm1">
      <style:page-layout-properties fo:page-width="21.001cm" fo:page-height="29.7cm" style:num-format="1" style:print-orientation="portrait" fo:margin-top="4.949cm" fo:margin-bottom="2cm" fo:margin-left="2.6cm" fo:margin-right="2.3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14:44:41.014347285</meta:creation-date>
    <dc:date>2019-09-10T12:43:15.463102938</dc:date>
    <meta:editing-duration>PT1H17M17S</meta:editing-duration>
    <meta:editing-cycles>25</meta:editing-cycles>
    <meta:generator>LibreOffice/6.0.6.2$Linux_X86_64 LibreOffice_project/00m0$Build-2</meta:generator>
    <meta:document-statistic meta:table-count="0" meta:image-count="0" meta:object-count="0" meta:page-count="1" meta:paragraph-count="7" meta:word-count="31" meta:character-count="204" meta:non-whitespace-character-count="179"/>
  </office:meta>
</office:document-meta>
</file>